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Average in secon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23959ns or 0.000623959s</text:p>
          </table:table-cell>
          <table:table-cell office:value-type="float" office:value="6.2395899999999999E-4" table:style-name="ce2">
            <text:p>0.00062395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65615ns or 0.000665615s</text:p>
          </table:table-cell>
          <table:table-cell office:value-type="float" office:value="6.6561500000000004E-4" table:style-name="ce2">
            <text:p>0.00066561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466256ns or 0.000466256s</text:p>
          </table:table-cell>
          <table:table-cell office:value-type="float" office:value="4.6625600000000002E-4" table:style-name="ce2">
            <text:p>0.00046625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363644ns or 0.000363644s</text:p>
          </table:table-cell>
          <table:table-cell office:value-type="float" office:value="3.6364399999999999E-4" table:style-name="ce2">
            <text:p>0.0003636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69383ns or 0.000669383s</text:p>
          </table:table-cell>
          <table:table-cell office:value-type="float" office:value="6.6938299999999996E-4" table:style-name="ce2">
            <text:p>0.00066938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43426ns or 0.000643426s</text:p>
          </table:table-cell>
          <table:table-cell office:value-type="float" office:value="6.43426E-4" table:style-name="ce2">
            <text:p>0.0006434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569476ns or 0.000569476s</text:p>
          </table:table-cell>
          <table:table-cell office:value-type="float" office:value="5.6947599999999997E-4" table:style-name="ce2">
            <text:p>0.0005694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700032ns or 0.000700032s</text:p>
          </table:table-cell>
          <table:table-cell office:value-type="float" office:value="7.0003199999999995E-4" table:style-name="ce2">
            <text:p>0.00070003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13249ns or 0.000613249s</text:p>
          </table:table-cell>
          <table:table-cell office:value-type="float" office:value="6.1324899999999996E-4" table:style-name="ce2">
            <text:p>0.00061324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641074ns or 0.000641074s</text:p>
          </table:table-cell>
          <table:table-cell office:value-type="float" office:value="6.4107400000000005E-4" table:style-name="ce2">
            <text:p>0.000641074</text:p>
          </table:table-cell>
          <table:table-cell table:number-columns-repeated="16381"/>
        </table:table-row>
        <table:table-row table:style-name="ro1">
          <table:table-cell/>
          <table:table-cell table:number-columns-repeated="2" table:style-name="ce2"/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5.9561139999999993E-4" table:formula="of:=AVERAGE([.C4:.C13])" table:style-name="ce2">
            <text:p>0.000595611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hu Shrestha</dc:creator>
    <meta:creation-date>2019-12-26T13:57:00Z</meta:creation-date>
    <dc:date>2019-12-29T11:22:02Z</dc:date>
    <meta:editing-cycles>1</meta:editing-cycles>
    <meta:editing-duration>PT251S</meta:editing-duration>
  </office:meta>
</office:document-meta>
</file>